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8.48mm"/>
    </style:style>
    <style:style style:name="co3" style:family="table-column">
      <style:table-column-properties fo:break-before="auto" style:column-width="16.95mm"/>
    </style:style>
    <style:style style:name="co4" style:family="table-column">
      <style:table-column-properties fo:break-before="auto" style:column-width="35.4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20.06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21.93mm"/>
    </style:style>
    <style:style style:name="co9" style:family="table-column">
      <style:table-column-properties fo:break-before="auto" style:column-width="36.64mm"/>
    </style:style>
    <style:style style:name="co10" style:family="table-column">
      <style:table-column-properties fo:break-before="auto" style:column-width="8.26mm"/>
    </style:style>
    <style:style style:name="co11" style:family="table-column">
      <style:table-column-properties fo:break-before="auto" style:column-width="17.02mm"/>
    </style:style>
    <style:style style:name="co12" style:family="table-column">
      <style:table-column-properties fo:break-before="auto" style:column-width="35.88mm"/>
    </style:style>
    <style:style style:name="co13" style:family="table-column">
      <style:table-column-properties fo:break-before="auto" style:column-width="25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24.39mm"/>
    </style:style>
    <style:style style:name="co17" style:family="table-column">
      <style:table-column-properties fo:break-before="auto" style:column-width="61.93mm"/>
    </style:style>
    <style:style style:name="co18" style:family="table-column">
      <style:table-column-properties fo:break-before="auto" style:column-width="45.16mm"/>
    </style:style>
    <style:style style:name="co19" style:family="table-column">
      <style:table-column-properties fo:break-before="auto" style:column-width="33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1.6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5.56mm" fo:break-before="auto" style:use-optimal-row-height="tru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11.04mm" fo:break-before="auto" style:use-optimal-row-height="true"/>
    </style:style>
    <style:style style:name="ro13" style:family="table-row">
      <style:table-row-properties style:row-height="6.05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21.06mm" fo:break-before="auto" style:use-optimal-row-height="true"/>
    </style:style>
    <style:style style:name="ro17" style:family="table-row">
      <style:table-row-properties style:row-height="5.82mm" fo:break-before="auto" style:use-optimal-row-height="true"/>
    </style:style>
    <style:style style:name="ro18" style:family="table-row">
      <style:table-row-properties style:row-height="11.64mm" fo:break-before="auto" style:use-optimal-row-height="false"/>
    </style:style>
    <style:style style:name="ro19" style:family="table-row">
      <style:table-row-properties style:row-height="6.09mm" fo:break-before="auto" style:use-optimal-row-height="false"/>
    </style:style>
    <style:style style:name="ro20" style:family="table-row">
      <style:table-row-properties style:row-height="12.44mm" fo:break-before="auto" style:use-optimal-row-height="false"/>
    </style:style>
    <style:style style:name="ro21" style:family="table-row">
      <style:table-row-properties style:row-height="16.67mm" fo:break-before="auto" style:use-optimal-row-height="true"/>
    </style:style>
    <style:style style:name="ro22" style:family="table-row">
      <style:table-row-properties style:row-height="14.29mm" fo:break-before="auto" style:use-optimal-row-height="false"/>
    </style:style>
    <style:style style:name="ro23" style:family="table-row">
      <style:table-row-properties style:row-height="22.23mm" fo:break-before="auto" style:use-optimal-row-height="true"/>
    </style:style>
    <style:style style:name="ro24" style:family="table-row">
      <style:table-row-properties style:row-height="13.49mm" fo:break-before="auto" style:use-optimal-row-height="false"/>
    </style:style>
    <style:style style:name="ro25" style:family="table-row">
      <style:table-row-properties style:row-height="5.03mm" fo:break-before="auto" style:use-optimal-row-height="true"/>
    </style:style>
    <style:style style:name="ro26" style:family="table-row">
      <style:table-row-properties style:row-height="6.35mm" fo:break-before="auto" style:use-optimal-row-height="false"/>
    </style:style>
    <style:style style:name="ro27" style:family="table-row">
      <style:table-row-properties style:row-height="8.2mm" fo:break-before="auto" style:use-optimal-row-height="false"/>
    </style:style>
    <style:style style:name="ro28" style:family="table-row">
      <style:table-row-properties style:row-height="11.11mm" fo:break-before="auto" style:use-optimal-row-height="true"/>
    </style:style>
    <style:style style:name="ro29" style:family="table-row">
      <style:table-row-properties style:row-height="11.38mm" fo:break-before="auto" style:use-optimal-row-height="false"/>
    </style:style>
    <style:style style:name="ro30" style:family="table-row">
      <style:table-row-properties style:row-height="12.17mm" fo:break-before="auto" style:use-optimal-row-height="false"/>
    </style:style>
    <style:style style:name="ta1" style:family="table" style:master-page-name="PageStyle_5f_Данные">
      <style:table-properties table:display="true" style:writing-mode="lr-tb" tableooo:tab-color="#99cc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_20_уровень">
      <style:table-properties table:display="true" style:writing-mode="lr-tb"/>
    </style:style>
    <style:style style:name="ta4" style:family="table" style:master-page-name="PageStyle_5f_Эмиссия">
      <style:table-properties table:display="true" style:writing-mode="lr-tb"/>
    </style:style>
    <style:style style:name="ta5" style:family="table" style:master-page-name="PageStyle_5f_2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cell-protect="protected formula-hidden" style:print-content="true" fo:padding="0.71mm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3">
      <style:table-cell-properties style:cell-protect="none" style:print-content="true" fo:padding="0.71mm"/>
    </style:style>
    <style:style style:name="ce15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17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 formula-hidden" style:print-content="true" fo:padding="0.71mm"/>
    </style:style>
    <style:style style:name="ce19" style:family="table-cell" style:parent-style-name="Default" style:data-style-name="N118">
      <style:table-cell-properties style:cell-protect="none" style:print-content="true" fo:padding="0.71mm"/>
    </style:style>
    <style:style style:name="ce20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22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22" style:family="table-cell" style:parent-style-name="Default" style:data-style-name="N122">
      <style:table-cell-properties style:cell-protect="none" style:print-content="true" style:diagonal-bl-tr="none" style:diagonal-tl-br="none" fo:border="0.74pt solid #1a1a1a" fo:padding="0.71mm" style:rotation-align="non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18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24" style:family="table-cell" style:parent-style-name="Default" style:data-style-name="N118">
      <style:table-cell-properties style:cell-protect="protected formula-hidden" style:print-content="true" fo:padding="0.71mm"/>
    </style:style>
    <style:style style:name="ce25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27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28" style:family="table-cell" style:parent-style-name="Default" style:data-style-name="N12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61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2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5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D$12]);NOT([.$C$13]=[.$D$13]);NOT((ROUND([.$C$14];2)=[.$D$14]));NOT([.$C$15]=[.$D$15]))))" style:apply-style-name="Excel_5f_CondFormat_5f_4_5f_2_5f_1" style:base-cell-address="'1 уровень'.D11"/>
    </style:style>
    <style:style style:name="ce72" style:family="table-cell" style:parent-style-name="Default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3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5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8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81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8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8"/>
        <table:table-column table:style-name="co3" table:default-cell-style-name="ce9"/>
        <table:table-column table:style-name="co4" table:default-cell-style-name="ce14"/>
        <table:table-column table:style-name="co5" table:default-cell-style-name="ce19"/>
        <table:table-column table:style-name="co6" table:visibility="collapse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48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4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4" table:formula="of:=COUNTIF([.C4:.C33]; &quot;&gt;0&quot;)" office:value-type="float" office:value="8" calcext:value-type="float">
            <text:p>8</text:p>
          </table:table-cell>
          <table:table-cell table:formula="of:=SUMIF([.C4:.C33];&quot;&gt;0&quot;)" office:value-type="float" office:value="38" calcext:value-type="float">
            <text:p>38</text:p>
          </table:table-cell>
          <table:table-cell table:formula="of:=SUM([.D4:.D33])" office:value-type="float" office:value="24587559147" calcext:value-type="float">
            <text:p>24 587 559 147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дни</text:p>
          </table:table-cell>
          <table:table-cell table:style-name="ce10" office:value-type="string" calcext:value-type="string">
            <text:p>Сделок, <text:s/>шт</text:p>
          </table:table-cell>
          <table:table-cell table:style-name="ce15" office:value-type="string" calcext:value-type="string">
            <text:p>объем сделок, руб.</text:p>
          </table:table-cell>
          <table:table-cell table:style-name="ce20" office:value-type="string" calcext:value-type="string">
            <text:p>Средневзвешенная цена, %</text:p>
          </table:table-cell>
          <table:table-cell table:style-name="ce25"/>
          <table:table-cell table:style-name="ce2" table:number-columns-repeated="1018"/>
        </table:table-row>
        <table:table-row table:style-name="ro1">
          <table:table-cell table:formula="of:=IF([.E4]&lt;&gt;0;MAX([.$A$3:.A3])+1;&quot;&quot;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14002160000" calcext:value-type="float">
            <text:p>14 002 160 000</text:p>
          </table:table-cell>
          <table:table-cell table:style-name="ce21" office:value-type="float" office:value="100.016" calcext:value-type="float">
            <text:p>100,016 </text:p>
          </table:table-cell>
          <table:table-cell table:formula="of:=IF([.D4]&gt;0;ROUND([.D4]/([.E4]*10);0);0)" office:value-type="float" office:value="13999920" calcext:value-type="float">
            <text:p>13 999 920</text:p>
          </table:table-cell>
          <table:table-cell table:number-columns-repeated="1018"/>
        </table:table-row>
        <table:table-row table:style-name="ro1">
          <table:table-cell table:formula="of:=IF([.E5]&lt;&gt;0;MAX([.$A$3:.A4])+1;&quot;&quot;)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1650198000" calcext:value-type="float">
            <text:p>1 650 198 000</text:p>
          </table:table-cell>
          <table:table-cell table:style-name="ce21" office:value-type="float" office:value="100.012" calcext:value-type="float">
            <text:p>100,012 </text:p>
          </table:table-cell>
          <table:table-cell table:formula="of:=IF([.D5]&gt;0;ROUND([.D5]/([.E5]*10);0);0)" office:value-type="float" office:value="1650000" calcext:value-type="float">
            <text:p>1 650 000</text:p>
          </table:table-cell>
          <table:table-cell table:number-columns-repeated="1018"/>
        </table:table-row>
        <table:table-row table:style-name="ro1">
          <table:table-cell table:formula="of:=IF([.E6]&lt;&gt;0;MAX([.$A$3:.A5])+1;&quot;&quot;)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99975992" calcext:value-type="float">
            <text:p>399 975 992</text:p>
          </table:table-cell>
          <table:table-cell table:style-name="ce21" office:value-type="float" office:value="100.012" calcext:value-type="float">
            <text:p>100,012 </text:p>
          </table:table-cell>
          <table:table-cell table:formula="of:=IF([.D6]&gt;0;ROUND([.D6]/([.E6]*10);0);0)" office:value-type="float" office:value="399928" calcext:value-type="float">
            <text:p>399 928</text:p>
          </table:table-cell>
          <table:table-cell table:number-columns-repeated="1018"/>
        </table:table-row>
        <table:table-row table:style-name="ro1">
          <table:table-cell table:formula="of:=IF([.E7]&lt;&gt;0;MAX([.$A$3:.A6])+1;&quot;&quot;)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39003900" calcext:value-type="float">
            <text:p>39 003 900</text:p>
          </table:table-cell>
          <table:table-cell table:style-name="ce21" office:value-type="float" office:value="100.01" calcext:value-type="float">
            <text:p>100,010 </text:p>
          </table:table-cell>
          <table:table-cell table:formula="of:=IF([.D7]&gt;0;ROUND([.D7]/([.E7]*10);0);0)" office:value-type="float" office:value="39000" calcext:value-type="float">
            <text:p>39 000</text:p>
          </table:table-cell>
          <table:table-cell table:number-columns-repeated="1018"/>
        </table:table-row>
        <table:table-row table:style-name="ro1">
          <table:table-cell table:formula="of:=IF([.E8]&lt;&gt;0;MAX([.$A$3:.A7])+1;&quot;&quot;)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6000772005" calcext:value-type="float">
            <text:p>6 000 772 005</text:p>
          </table:table-cell>
          <table:table-cell table:style-name="ce21" office:value-type="float" office:value="100.012" calcext:value-type="float">
            <text:p>100,012 </text:p>
          </table:table-cell>
          <table:table-cell table:formula="of:=IF([.D8]&gt;0;ROUND([.D8]/([.E8]*10);0);0)" office:value-type="float" office:value="6000052" calcext:value-type="float">
            <text:p>6 000 052</text:p>
          </table:table-cell>
          <table:table-cell table:number-columns-repeated="1018"/>
        </table:table-row>
        <table:table-row table:style-name="ro1">
          <table:table-cell table:formula="of:=IF([.E9]&lt;&gt;0;MAX([.$A$3:.A8])+1;&quot;&quot;)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495074250" calcext:value-type="float">
            <text:p>495 074 250</text:p>
          </table:table-cell>
          <table:table-cell table:style-name="ce21" office:value-type="float" office:value="100.015" calcext:value-type="float">
            <text:p>100,015 </text:p>
          </table:table-cell>
          <table:table-cell table:formula="of:=IF([.D9]&gt;0;ROUND([.D9]/([.E9]*10);0);0)" office:value-type="float" office:value="495000" calcext:value-type="float">
            <text:p>495 000</text:p>
          </table:table-cell>
          <table:table-cell table:number-columns-repeated="1018"/>
        </table:table-row>
        <table:table-row table:style-name="ro1">
          <table:table-cell table:formula="of:=IF([.E10]&lt;&gt;0;MAX([.$A$3:.A9])+1;&quot;&quot;)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000100000" calcext:value-type="float">
            <text:p>1 000 100 000</text:p>
          </table:table-cell>
          <table:table-cell table:style-name="ce21" office:value-type="float" office:value="100.01" calcext:value-type="float">
            <text:p>100,010 </text:p>
          </table:table-cell>
          <table:table-cell table:formula="of:=IF([.D10]&gt;0;ROUND([.D10]/([.E10]*10);0);0)" office:value-type="float" office:value="1000000" calcext:value-type="float">
            <text:p>1 000 000</text:p>
          </table:table-cell>
          <table:table-cell table:number-columns-repeated="1018"/>
        </table:table-row>
        <table:table-row table:style-name="ro1">
          <table:table-cell table:formula="of:=IF([.E11]&lt;&gt;0;MAX([.$A$3:.A10])+1;&quot;&quot;)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000275000" calcext:value-type="float">
            <text:p>1 000 275 000</text:p>
          </table:table-cell>
          <table:table-cell table:style-name="ce22" office:value-type="float" office:value="100.028" calcext:value-type="float">
            <text:p>100,028 </text:p>
          </table:table-cell>
          <table:table-cell table:formula="of:=IF([.D11]&gt;0;ROUND([.D11]/([.E11]*10);0);0)" office:value-type="float" office:value="999995" calcext:value-type="float">
            <text:p>999 995</text:p>
          </table:table-cell>
          <table:table-cell table:number-columns-repeated="1018"/>
        </table:table-row>
        <table:table-row table:style-name="ro1">
          <table:table-cell table:formula="of:=IF([.E12]&lt;&gt;0;MAX([.$A$3:.A11])+1;&quot;&quot;)">
            <text:p/>
          </table:table-cell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23"/>
          <table:table-cell table:formula="of:=IF([.D12]&gt;0;ROUND([.D12]/([.E12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E13]&lt;&gt;0;MAX([.$A$3:.A12])+1;&quot;&quot;)">
            <text:p/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6"/>
          <table:table-cell table:style-name="ce23"/>
          <table:table-cell table:formula="of:=IF([.D13]&gt;0;ROUND([.D13]/([.E13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E14]&lt;&gt;0;MAX([.$A$3:.A13])+1;&quot;&quot;)">
            <text:p/>
          </table:table-cell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23"/>
          <table:table-cell table:formula="of:=IF([.D14]&gt;0;ROUND([.D14]/([.E14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E15]&lt;&gt;0;MAX([.$A$3:.A14])+1;&quot;&quot;)">
            <text:p/>
          </table:table-cell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6"/>
          <table:table-cell table:style-name="ce23"/>
          <table:table-cell table:formula="of:=IF([.D15]&gt;0;ROUND([.D15]/([.E15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E16]&lt;&gt;0;MAX([.$A$3:.A15])+1;&quot;&quot;)">
            <text:p/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23"/>
          <table:table-cell table:formula="of:=IF([.D16]&gt;0;ROUND([.D16]/([.E16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E17]&lt;&gt;0;MAX([.$A$3:.A16])+1;&quot;&quot;)">
            <text:p/>
          </table:table-cell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6"/>
          <table:table-cell table:style-name="ce23"/>
          <table:table-cell table:formula="of:=IF([.D17]&gt;0;ROUND([.D17]/([.E17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E18]&lt;&gt;0;MAX([.$A$3:.A17])+1;&quot;&quot;)">
            <text:p/>
          </table:table-cell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23"/>
          <table:table-cell table:formula="of:=IF([.D18]&gt;0;ROUND([.D18]/([.E18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6"/>
          <table:table-cell table:style-name="ce23"/>
          <table:table-cell table:formula="of:=IF([.D19]&gt;0;ROUND([.D19]/([.E19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23"/>
          <table:table-cell table:formula="of:=IF([.D20]&gt;0;ROUND([.D20]/([.E20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16"/>
          <table:table-cell table:style-name="ce23"/>
          <table:table-cell table:formula="of:=IF([.D21]&gt;0;ROUND([.D21]/([.E21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23"/>
          <table:table-cell table:formula="of:=IF([.D22]&gt;0;ROUND([.D22]/([.E22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6"/>
          <table:table-cell table:style-name="ce23"/>
          <table:table-cell table:formula="of:=IF([.D23]&gt;0;ROUND([.D23]/([.E23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23"/>
          <table:table-cell table:formula="of:=IF([.D24]&gt;0;ROUND([.D24]/([.E24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11"/>
          <table:table-cell table:style-name="ce16"/>
          <table:table-cell table:style-name="ce23"/>
          <table:table-cell table:formula="of:=IF([.D25]&gt;0;ROUND([.D25]/([.E25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23"/>
          <table:table-cell table:formula="of:=IF([.D26]&gt;0;ROUND([.D26]/([.E26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11"/>
          <table:table-cell table:style-name="ce16"/>
          <table:table-cell table:style-name="ce23"/>
          <table:table-cell table:formula="of:=IF([.D27]&gt;0;ROUND([.D27]/([.E27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11"/>
          <table:table-cell table:style-name="ce16"/>
          <table:table-cell table:style-name="ce23"/>
          <table:table-cell table:formula="of:=IF([.D28]&gt;0;ROUND([.D28]/([.E28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11"/>
          <table:table-cell table:style-name="ce16"/>
          <table:table-cell table:style-name="ce23"/>
          <table:table-cell table:formula="of:=IF([.D29]&gt;0;ROUND([.D29]/([.E29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11"/>
          <table:table-cell table:style-name="ce16"/>
          <table:table-cell table:style-name="ce23"/>
          <table:table-cell table:formula="of:=IF([.D30]&gt;0;ROUND([.D30]/([.E30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11"/>
          <table:table-cell table:style-name="ce16"/>
          <table:table-cell table:style-name="ce23"/>
          <table:table-cell table:formula="of:=IF([.D31]&gt;0;ROUND([.D31]/([.E31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11"/>
          <table:table-cell table:style-name="ce16"/>
          <table:table-cell table:style-name="ce23"/>
          <table:table-cell table:formula="of:=IF([.D32]&gt;0;ROUND([.D32]/([.E32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11"/>
          <table:table-cell table:style-name="ce16"/>
          <table:table-cell table:style-name="ce23"/>
          <table:table-cell table:formula="of:=IF([.D33]&gt;0;ROUND([.D33]/([.E33]*10);0)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collapse">
          <table:table-cell table:style-name="ce3"/>
          <table:table-cell table:style-name="ce7"/>
          <table:table-cell table:style-name="ce13" table:formula="of:=SUMIF([.C4:.C33];&quot;&gt;0&quot;)" office:value-type="float" office:value="38" calcext:value-type="float">
            <text:p>38</text:p>
          </table:table-cell>
          <table:table-cell table:style-name="ce13" table:formula="of:=SUM([.D4:.D33])" office:value-type="float" office:value="24587559147" calcext:value-type="float">
            <text:p>24 587 559 147</text:p>
          </table:table-cell>
          <table:table-cell table:style-name="ce13" table:formula="of:=SUM([.E4:.E33])" office:value-type="float" office:value="800.115" calcext:value-type="float">
            <text:p>800</text:p>
          </table:table-cell>
          <table:table-cell table:style-name="ce13" table:formula="of:=SUM([.F4:.F33])" office:value-type="float" office:value="24583895" calcext:value-type="float">
            <text:p>24 583 895</text:p>
          </table:table-cell>
          <table:table-cell table:style-name="ce3" table:number-columns-repeated="1018"/>
        </table:table-row>
        <table:table-row table:style-name="ro1" table:visibility="collapse">
          <table:table-cell table:style-name="ce3"/>
          <table:table-cell table:style-name="ce7"/>
          <table:table-cell table:style-name="ce13" table:formula="of:=COUNTIF([.C4:.C33];&quot;&gt;0&quot;)" office:value-type="float" office:value="8" calcext:value-type="float">
            <text:p>8</text:p>
          </table:table-cell>
          <table:table-cell table:style-name="ce18"/>
          <table:table-cell table:style-name="ce24"/>
          <table:table-cell/>
          <table:table-cell table:style-name="ce3"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Данные (автомат)" table:style-name="ta2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12" table:default-cell-style-name="ce27"/>
        <table:table-column table:style-name="co13" table:default-cell-style-name="ce28"/>
        <table:table-column table:style-name="co14" table:visibility="collapse" table:default-cell-style-name="ce29"/>
        <table:table-row table:style-name="ro4">
          <table:table-cell table:style-name="ce4" office:value-type="string" calcext:value-type="string">
            <text:p>Торговые дни (в течении 30 календарных дней)</text:p>
          </table:table-cell>
          <table:table-cell table:style-name="ce9"/>
          <table:table-cell table:style-name="ce14"/>
          <table:table-cell table:style-name="ce19"/>
          <table:table-cell table:style-name="Default"/>
        </table:table-row>
        <table:table-row table:style-name="ro5">
          <table:table-cell table:style-name="ce5" office:value-type="string" calcext:value-type="string">
            <text:p>дни</text:p>
          </table:table-cell>
          <table:table-cell table:style-name="ce10" office:value-type="string" calcext:value-type="string">
            <text:p>Сделок, <text:s/>шт</text:p>
          </table:table-cell>
          <table:table-cell table:style-name="ce15" office:value-type="string" calcext:value-type="string">
            <text:p>объем сделок, руб.</text:p>
          </table:table-cell>
          <table:table-cell table:style-name="ce20" office:value-type="string" calcext:value-type="string">
            <text:p>Средневзвешенная цена, %</text:p>
          </table:table-cell>
          <table:table-cell table:style-name="Default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275000" calcext:value-type="float">
            <text:p>1 000 275 000</text:p>
          </table:table-cell>
          <table:table-cell office:value-type="float" office:value="100.028" calcext:value-type="float">
            <text:p>100,028</text:p>
          </table:table-cell>
          <table:table-cell table:formula="of:=IF([.D4]&gt;0;ROUND([.D4]/([.E4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5]&gt;0;ROUND([.D5]/([.E5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6]&gt;0;ROUND([.D6]/([.E6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7]&gt;0;ROUND([.D7]/([.E7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100000" calcext:value-type="float">
            <text:p>1 000 100 000</text:p>
          </table:table-cell>
          <table:table-cell office:value-type="float" office:value="100.01" calcext:value-type="float">
            <text:p>100,010</text:p>
          </table:table-cell>
          <table:table-cell table:formula="of:=IF([.D8]&gt;0;ROUND([.D8]/([.E8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9]&gt;0;ROUND([.D9]/([.E9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10]&gt;0;ROUND([.D10]/([.E10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11]&gt;0;ROUND([.D11]/([.E11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95074250" calcext:value-type="float">
            <text:p>495 074 250</text:p>
          </table:table-cell>
          <table:table-cell office:value-type="float" office:value="100.015" calcext:value-type="float">
            <text:p>100,015</text:p>
          </table:table-cell>
          <table:table-cell table:formula="of:=IF([.D12]&gt;0;ROUND([.D12]/([.E12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000772005.17" calcext:value-type="float">
            <text:p>6 000 772 005</text:p>
          </table:table-cell>
          <table:table-cell office:value-type="float" office:value="100.012" calcext:value-type="float">
            <text:p>100,012</text:p>
          </table:table-cell>
          <table:table-cell table:formula="of:=IF([.D13]&gt;0;ROUND([.D13]/([.E13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14]&gt;0;ROUND([.D14]/([.E14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003900" calcext:value-type="float">
            <text:p>39 003 900</text:p>
          </table:table-cell>
          <table:table-cell office:value-type="float" office:value="100.01" calcext:value-type="float">
            <text:p>100,010</text:p>
          </table:table-cell>
          <table:table-cell table:formula="of:=IF([.D15]&gt;0;ROUND([.D15]/([.E15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16]&gt;0;ROUND([.D16]/([.E16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9975991.6" calcext:value-type="float">
            <text:p>399 975 992</text:p>
          </table:table-cell>
          <table:table-cell office:value-type="float" office:value="100.012" calcext:value-type="float">
            <text:p>100,012</text:p>
          </table:table-cell>
          <table:table-cell table:formula="of:=IF([.D17]&gt;0;ROUND([.D17]/([.E17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50198000" calcext:value-type="float">
            <text:p>1 650 198 000</text:p>
          </table:table-cell>
          <table:table-cell office:value-type="float" office:value="100.012" calcext:value-type="float">
            <text:p>100,012</text:p>
          </table:table-cell>
          <table:table-cell table:formula="of:=IF([.D18]&gt;0;ROUND([.D18]/([.E18]*10);0);0)" office:value-type="string" office:string-value="" calcext:value-type="error">
            <text:p>#DIV/0!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002160000" calcext:value-type="float">
            <text:p>14 002 160 000</text:p>
          </table:table-cell>
          <table:table-cell office:value-type="float" office:value="100.016" calcext:value-type="float">
            <text:p>100,016</text:p>
          </table:table-cell>
          <table:table-cell table:formula="of:=IF([.D19]&gt;0;ROUND([.D19]/([.E19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0]&gt;0;ROUND([.D20]/([.E20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1]&gt;0;ROUND([.D21]/([.E21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2]&gt;0;ROUND([.D22]/([.E22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3]&gt;0;ROUND([.D23]/([.E23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4]&gt;0;ROUND([.D24]/([.E24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5]&gt;0;ROUND([.D25]/([.E25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6]&gt;0;ROUND([.D26]/([.E26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7]&gt;0;ROUND([.D27]/([.E27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8]&gt;0;ROUND([.D28]/([.E28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29]&gt;0;ROUND([.D29]/([.E29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30]&gt;0;ROUND([.D30]/([.E30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31]&gt;0;ROUND([.D31]/([.E31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32]&gt;0;ROUND([.D32]/([.E32]*10);0);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formula="of:=IF([.D33]&gt;0;ROUND([.D33]/([.E33]*10);0);0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Default"/>
          <table:table-cell table:style-name="Default" table:formula="of:=SUMIF([.B3:.B32];&quot;&gt;0&quot;)" office:value-type="float" office:value="38" calcext:value-type="float">
            <text:p>38</text:p>
          </table:table-cell>
          <table:table-cell table:style-name="Default" table:formula="of:=ROUND(SUMIF([.C3:.C32];&quot;&gt;0&quot;);0)" office:value-type="float" office:value="24587559147" calcext:value-type="float">
            <text:p>24587559147</text:p>
          </table:table-cell>
          <table:table-cell table:style-name="Default" table:number-columns-repeated="2"/>
        </table:table-row>
        <calcext:conditional-formats>
          <calcext:conditional-format calcext:target-range-address="'Данные (автомат)'.B3:'Данные (автомат)'.D32">
            <calcext:condition calcext:apply-style-name="Excel_CondFormat_2_1_2" calcext:value="&gt;0" calcext:base-cell-address="'Данные (автомат)'.B3"/>
            <calcext:condition calcext:apply-style-name="Default" calcext:value="&gt;-1" calcext:base-cell-address="'Данные (автомат)'.B3"/>
          </calcext:conditional-format>
        </calcext:conditional-formats>
      </table:table>
      <table:table table:name="1 уровень" table:style-name="ta3">
        <office:forms form:automatic-focus="false" form:apply-design-mode="false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7" table:default-cell-style-name="ce30"/>
        <table:table-column table:style-name="co19" table:default-cell-style-name="ce30"/>
        <table:table-column table:style-name="co7" table:number-columns-repeated="251" table:default-cell-style-name="ce30"/>
        <table:table-column table:style-name="co7" table:number-columns-repeated="767" table:default-cell-style-name="Default"/>
        <table:table-row table:style-name="ro7">
          <table:table-cell/>
          <table:table-cell table:style-name="ce37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7"/>
          <table:table-cell table:number-columns-repeated="1021"/>
        </table:table-row>
        <table:table-row table:style-name="ro8">
          <table:table-cell/>
          <table:table-cell table:style-name="ce38"/>
          <table:table-cell table:style-name="ce54" office:value-type="string" calcext:value-type="string">
            <text:p>2019-03-29</text:p>
          </table:table-cell>
          <table:table-cell table:style-name="ce69" table:formula="of:=[.C2]-30" office:value-type="date" office:date-value="2019-02-27" calcext:value-type="date">
            <text:p>27.02.2019</text:p>
          </table:table-cell>
          <table:table-cell table:number-columns-repeated="1020"/>
        </table:table-row>
        <table:table-row table:style-name="ro9"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Параметры</text:p>
          </table:table-cell>
          <table:table-cell table:style-name="ce55" office:value-type="string" calcext:value-type="string">
            <text:p>Значения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Выпуск ЦБ / ISIN</text:p>
          </table:table-cell>
          <table:table-cell table:style-name="ce56" office:value-type="string" calcext:value-type="string">
            <text:p>Тикер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Эмитент</text:p>
          </table:table-cell>
          <table:table-cell table:style-name="ce56" office:value-type="string" calcext:value-type="string">
            <text:p>Банк России 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Объем выпуска шт.</text:p>
          </table:table-cell>
          <table:table-cell table:style-name="ce57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Основной рынок:</text:p>
          </table:table-cell>
          <table:table-cell table:style-name="ce58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0">
          <table:table-cell table:style-name="ce33"/>
          <table:table-cell table:style-name="ce41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1"/>
          <table:table-cell table:number-columns-repeated="1021"/>
        </table:table-row>
        <table:table-row table:style-name="ro11"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42"/>
          <table:table-cell table:number-columns-repeated="1021"/>
        </table:table-row>
        <table:table-row table:style-name="ro12">
          <table:table-cell table:style-name="ce35"/>
          <table:table-cell table:style-name="ce43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9" office:value-type="string" calcext:value-type="string">
            <text:p>Значение</text:p>
          </table:table-cell>
          <table:table-cell table:style-name="ce70"/>
          <table:table-cell/>
          <table:table-cell table:style-name="ce70"/>
          <table:table-cell table:number-columns-repeated="1018"/>
        </table:table-row>
        <table:table-row table:style-name="ro13">
          <table:table-cell table:style-name="ce35"/>
          <table:table-cell table:style-name="ce44" office:value-type="string" calcext:value-type="string">
            <text:p>Активный рынок, 1-й уровень исходных данных: (ДА/НЕТ)</text:p>
          </table:table-cell>
          <table:table-cell table:style-name="ce60" table:formula="of:=IF(AND([.C12]&gt;4;[.C13]&gt;9;[.C14]&gt;0.0999);&quot;ДА&quot;;&quot;НЕТ&quot;)" office:value-type="string" office:string-value="ДА" calcext:value-type="string">
            <text:p>ДА</text:p>
          </table:table-cell>
          <table:table-cell table:style-name="ce71" office:value-type="string" calcext:value-type="string">
            <text:p><text:s/>Неправильные расчёты!</text:p>
          </table:table-cell>
          <table:table-cell/>
          <table:table-cell table:style-name="ce70"/>
          <table:table-cell table:number-columns-repeated="1018"/>
        </table:table-row>
        <table:table-row table:style-name="ro14">
          <table:table-cell table:style-name="ce35"/>
          <table:table-cell table:style-name="ce45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1" table:formula="of:=[$Данные.C35]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table:style-name="ce35"/>
          <table:table-cell table:style-name="ce45" office:value-type="string" calcext:value-type="string">
            <text:p>Количество совершенных сделок (не менее 10), шт.</text:p>
          </table:table-cell>
          <table:table-cell table:style-name="ce61" table:formula="of:=[$Данные.C34]" office:value-type="float" office:value="38" calcext:value-type="float">
            <text:p>38</text:p>
          </table:table-cell>
          <table:table-cell table:style-name="ce72" office:value-type="float" office:value="38" calcext:value-type="float">
            <text:p>38</text:p>
          </table:table-cell>
          <table:table-cell table:number-columns-repeated="1020"/>
        </table:table-row>
        <table:table-row table:style-name="ro14">
          <table:table-cell table:style-name="ce35"/>
          <table:table-cell table:style-name="ce45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2" table:formula="of:=[$Данные.F34]/[$'1 уровень'.C6]*100" office:value-type="float" office:value="4.916779" calcext:value-type="float">
            <text:p>4,92</text:p>
          </table:table-cell>
          <table:table-cell table:style-name="ce73" office:value-type="float" office:value="4.92" calcext:value-type="float">
            <text:p>4,9200</text:p>
          </table:table-cell>
          <table:table-cell/>
          <table:table-cell table:style-name="ce70"/>
          <table:table-cell table:number-columns-repeated="1018"/>
        </table:table-row>
        <table:table-row table:style-name="ro15">
          <table:table-cell table:style-name="ce35"/>
          <table:table-cell table:style-name="ce46" office:value-type="string" calcext:value-type="string">
            <text:p>Справедливая стоимость ценной бумаги руб.</text:p>
          </table:table-cell>
          <table:table-cell table:style-name="ce63" table:formula="of:=IF([.C11]=&quot;ДА&quot;;[$Данные.E4]*10;0)" office:value-type="float" office:value="1000.16" calcext:value-type="float">
            <text:p>1 000,16</text:p>
          </table:table-cell>
          <table:table-cell table:style-name="ce72" office:value-type="float" office:value="1000.16" calcext:value-type="float">
            <text:p>1000,16</text:p>
          </table:table-cell>
          <table:table-cell/>
          <table:table-cell table:style-name="ce70"/>
          <table:table-cell table:number-columns-repeated="1018"/>
        </table:table-row>
        <table:table-row table:style-name="ro16">
          <table:table-cell table:style-name="ce34" office:value-type="float" office:value="3" calcext:value-type="float">
            <text:p>3</text:p>
          </table:table-cell>
          <table:table-cell table:style-name="ce47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64"/>
          <table:table-cell table:number-columns-repeated="1021"/>
        </table:table-row>
        <table:table-row table:style-name="ro17">
          <table:table-cell table:style-name="ce36"/>
          <table:table-cell table:style-name="ce48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65"/>
          <table:table-cell table:number-columns-repeated="1021"/>
        </table:table-row>
        <table:table-row table:style-name="ro18">
          <table:table-cell table:style-name="ce35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9"/>
          <table:table-cell table:number-columns-repeated="1021"/>
        </table:table-row>
        <table:table-row table:style-name="ro9">
          <table:table-cell table:style-name="ce35"/>
          <table:table-cell table:style-name="ce50" office:value-type="string" calcext:value-type="string">
            <text:p>Невыполнение одного из критериев активности рынка: (ДА/НЕТ)</text:p>
          </table:table-cell>
          <table:table-cell table:style-name="ce66"/>
          <table:table-cell table:number-columns-repeated="1021"/>
        </table:table-row>
        <table:table-row table:style-name="ro13">
          <table:table-cell table:style-name="ce35"/>
          <table:table-cell table:style-name="ce51" office:value-type="string" calcext:value-type="string">
            <text:p>Корректировка на низкую активность рынка</text:p>
          </table:table-cell>
          <table:table-cell table:style-name="ce62"/>
          <table:table-cell table:number-columns-repeated="1021"/>
        </table:table-row>
        <table:table-row table:style-name="ro19">
          <table:table-cell table:style-name="ce32"/>
          <table:table-cell table:style-name="ce46" office:value-type="string" calcext:value-type="string">
            <text:p>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0">
          <table:table-cell table:style-name="ce34" office:value-type="float" office:value="5" calcext:value-type="float">
            <text:p>5</text:p>
          </table:table-cell>
          <table:table-cell table:style-name="ce52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2"/>
          <table:table-cell table:number-columns-repeated="1021"/>
        </table:table-row>
        <table:table-row table:style-name="ro21">
          <table:table-cell table:style-name="ce35"/>
          <table:table-cell table:style-name="ce45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2">
          <table:table-cell table:style-name="ce35" office:value-type="float" office:value="6" calcext:value-type="float">
            <text:p>6</text:p>
          </table:table-cell>
          <table:table-cell table:style-name="ce49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9"/>
          <table:table-cell table:number-columns-repeated="1021"/>
        </table:table-row>
        <table:table-row table:style-name="ro23">
          <table:table-cell table:style-name="ce35"/>
          <table:table-cell table:style-name="ce45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4">
          <table:table-cell table:style-name="ce34" office:value-type="float" office:value="7" calcext:value-type="float">
            <text:p>7</text:p>
          </table:table-cell>
          <table:table-cell table:style-name="ce5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2"/>
          <table:table-cell table:number-columns-repeated="1021"/>
        </table:table-row>
        <table:table-row table:style-name="ro23">
          <table:table-cell table:style-name="ce35"/>
          <table:table-cell table:style-name="ce45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5" table:number-rows-repeated="3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5" table:number-rows-repeated="1048538">
          <table:table-cell table:number-columns-repeated="1024"/>
        </table:table-row>
        <table:table-row table:style-name="ro25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D$12]);NOT([.$C$13]=[.$D$13]);NOT((ROUND([.$C$14];2)=[.$D$14]));NOT([.$C$15]=[.$D$15]))))" calcext:base-cell-address="'1 уровень'.D11"/>
          </calcext:conditional-format>
        </calcext:conditional-formats>
      </table:table>
      <table:table table:name="Эмиссия" table:style-name="ta4">
        <office:forms form:automatic-focus="false" form:apply-design-mode="false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7" table:number-columns-repeated="254" table:default-cell-style-name="ce30"/>
        <table:table-column table:style-name="co7" table:number-columns-repeated="767" table:default-cell-style-name="Default"/>
        <table:table-row table:style-name="ro26">
          <table:table-cell/>
          <table:table-cell table:style-name="ce37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7"/>
          <table:table-cell table:number-columns-repeated="1021"/>
        </table:table-row>
        <table:table-row table:style-name="ro27">
          <table:table-cell/>
          <table:table-cell table:style-name="ce38"/>
          <table:table-cell table:style-name="ce75" table:formula="of:=[$'1 уровень'.C2]" office:value-type="string" office:string-value="2019-03-29" calcext:value-type="string">
            <text:p>2019-03-29</text:p>
          </table:table-cell>
          <table:table-cell table:number-columns-repeated="1021"/>
        </table:table-row>
        <table:table-row table:style-name="ro9"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Параметры</text:p>
          </table:table-cell>
          <table:table-cell table:style-name="ce55" office:value-type="string" calcext:value-type="string">
            <text:p>Значения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Выпуск ЦБ / ISIN</text:p>
          </table:table-cell>
          <table:table-cell table:style-name="ce76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Эмитент</text:p>
          </table:table-cell>
          <table:table-cell table:style-name="ce76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Объем выпуска шт.</text:p>
          </table:table-cell>
          <table:table-cell table:style-name="ce77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Основной рынок:</text:p>
          </table:table-cell>
          <table:table-cell table:style-name="ce78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0">
          <table:table-cell table:style-name="ce33"/>
          <table:table-cell table:style-name="ce41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1"/>
          <table:table-cell table:number-columns-repeated="1021"/>
        </table:table-row>
        <table:table-row table:style-name="ro11">
          <table:table-cell table:style-name="ce35" office:value-type="float" office:value="2" calcext:value-type="float">
            <text:p>2</text:p>
          </table:table-cell>
          <table:table-cell table:style-name="ce74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74"/>
          <table:table-cell table:number-columns-repeated="1021"/>
        </table:table-row>
        <table:table-row table:style-name="ro12">
          <table:table-cell table:style-name="ce35"/>
          <table:table-cell table:style-name="ce43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9" office:value-type="string" calcext:value-type="string">
            <text:p>Значение</text:p>
          </table:table-cell>
          <table:table-cell table:number-columns-repeated="1021"/>
        </table:table-row>
        <table:table-row table:style-name="ro9">
          <table:table-cell table:style-name="ce35"/>
          <table:table-cell table:style-name="ce44" office:value-type="string" calcext:value-type="string">
            <text:p>Активный рынок, 1-й уровень исходных данных: (ДА/НЕТ)</text:p>
          </table:table-cell>
          <table:table-cell table:style-name="ce79" table:formula="of:=[$'1 уровень'.C11]" office:value-type="string" office:string-value="ДА" calcext:value-type="string">
            <text:p>ДА</text:p>
          </table:table-cell>
          <table:table-cell table:number-columns-repeated="1021"/>
        </table:table-row>
        <table:table-row table:style-name="ro28">
          <table:table-cell table:style-name="ce35"/>
          <table:table-cell table:style-name="ce45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1" table:formula="of:=[$'1 уровень'.C12]" office:value-type="float" office:value="8" calcext:value-type="float">
            <text:p>8</text:p>
          </table:table-cell>
          <table:table-cell table:number-columns-repeated="1021"/>
        </table:table-row>
        <table:table-row table:style-name="ro13">
          <table:table-cell table:style-name="ce35"/>
          <table:table-cell table:style-name="ce45" office:value-type="string" calcext:value-type="string">
            <text:p>Количество совершенных сделок (не менее 10), шт.</text:p>
          </table:table-cell>
          <table:table-cell table:style-name="ce61" table:formula="of:=[$'1 уровень'.C13]" office:value-type="float" office:value="38" calcext:value-type="float">
            <text:p>38</text:p>
          </table:table-cell>
          <table:table-cell table:number-columns-repeated="1021"/>
        </table:table-row>
        <table:table-row table:style-name="ro28">
          <table:table-cell table:style-name="ce35"/>
          <table:table-cell table:style-name="ce45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2" table:formula="of:=[$'1 уровень'.C14]" office:value-type="float" office:value="4.916779" calcext:value-type="float">
            <text:p>4,92</text:p>
          </table:table-cell>
          <table:table-cell table:number-columns-repeated="1021"/>
        </table:table-row>
        <table:table-row table:style-name="ro17">
          <table:table-cell table:style-name="ce35"/>
          <table:table-cell table:style-name="ce46" office:value-type="string" calcext:value-type="string">
            <text:p>Справедливая стоимость ценной бумаги руб.</text:p>
          </table:table-cell>
          <table:table-cell table:style-name="ce67" table:formula="of:=[$'1 уровень'.C15]" office:value-type="float" office:value="1000.16" calcext:value-type="float">
            <text:p>1000,16</text:p>
          </table:table-cell>
          <table:table-cell table:number-columns-repeated="1021"/>
        </table:table-row>
        <table:table-row table:style-name="ro16">
          <table:table-cell table:style-name="ce34" office:value-type="float" office:value="3" calcext:value-type="float">
            <text:p>3</text:p>
          </table:table-cell>
          <table:table-cell table:style-name="ce47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80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36"/>
          <table:table-cell table:style-name="ce48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81" office:value-type="string" calcext:value-type="string">
            <text:p>-</text:p>
          </table:table-cell>
          <table:table-cell table:number-columns-repeated="1021"/>
        </table:table-row>
        <table:table-row table:style-name="ro29">
          <table:table-cell table:style-name="ce35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9"/>
          <table:table-cell table:number-columns-repeated="1021"/>
        </table:table-row>
        <table:table-row table:style-name="ro9">
          <table:table-cell table:style-name="ce35"/>
          <table:table-cell table:style-name="ce50" office:value-type="string" calcext:value-type="string">
            <text:p>Невыполнение одного из критериев активности рынка: (ДА/НЕТ)</text:p>
          </table:table-cell>
          <table:table-cell table:style-name="ce66" office:value-type="string" calcext:value-type="string">
            <text:p>-</text:p>
          </table:table-cell>
          <table:table-cell table:number-columns-repeated="1021"/>
        </table:table-row>
        <table:table-row table:style-name="ro13">
          <table:table-cell table:style-name="ce35"/>
          <table:table-cell table:style-name="ce51" office:value-type="string" calcext:value-type="string">
            <text:p>Корректировка на низкую активность рынка</text:p>
          </table:table-cell>
          <table:table-cell table:style-name="ce62" office:value-type="string" calcext:value-type="string">
            <text:p>-</text:p>
          </table:table-cell>
          <table:table-cell table:number-columns-repeated="1021"/>
        </table:table-row>
        <table:table-row table:style-name="ro19">
          <table:table-cell table:style-name="ce32"/>
          <table:table-cell table:style-name="ce46" office:value-type="string" calcext:value-type="string">
            <text:p>Справедливая стоимость ценной бумаги руб.</text:p>
          </table:table-cell>
          <table:table-cell table:style-name="ce67" office:value-type="string" calcext:value-type="string">
            <text:p>-</text:p>
          </table:table-cell>
          <table:table-cell table:number-columns-repeated="1021"/>
        </table:table-row>
        <table:table-row table:style-name="ro20">
          <table:table-cell table:style-name="ce34" office:value-type="float" office:value="5" calcext:value-type="float">
            <text:p>5</text:p>
          </table:table-cell>
          <table:table-cell table:style-name="ce52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2"/>
          <table:table-cell table:number-columns-repeated="1021"/>
        </table:table-row>
        <table:table-row table:style-name="ro21">
          <table:table-cell table:style-name="ce35"/>
          <table:table-cell table:style-name="ce45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2">
          <table:table-cell table:style-name="ce35" office:value-type="float" office:value="6" calcext:value-type="float">
            <text:p>6</text:p>
          </table:table-cell>
          <table:table-cell table:style-name="ce49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9"/>
          <table:table-cell table:number-columns-repeated="1021"/>
        </table:table-row>
        <table:table-row table:style-name="ro23">
          <table:table-cell table:style-name="ce35"/>
          <table:table-cell table:style-name="ce45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4">
          <table:table-cell table:style-name="ce34" office:value-type="float" office:value="7" calcext:value-type="float">
            <text:p>7</text:p>
          </table:table-cell>
          <table:table-cell table:style-name="ce5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2"/>
          <table:table-cell table:number-columns-repeated="1021"/>
        </table:table-row>
        <table:table-row table:style-name="ro23">
          <table:table-cell table:style-name="ce35"/>
          <table:table-cell table:style-name="ce45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5" table:number-rows-repeated="3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5" table:number-rows-repeated="1048538">
          <table:table-cell table:number-columns-repeated="1024"/>
        </table:table-row>
        <table:table-row table:style-name="ro25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5">
        <office:forms form:automatic-focus="false" form:apply-design-mode="false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" table:visibility="collapse" table:default-cell-style-name="ce30"/>
        <table:table-column table:style-name="co7" table:number-columns-repeated="253" table:default-cell-style-name="ce30"/>
        <table:table-column table:style-name="co7" table:number-columns-repeated="767" table:default-cell-style-name="Default"/>
        <table:table-row table:style-name="ro26">
          <table:table-cell/>
          <table:table-cell table:style-name="ce37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7"/>
          <table:table-cell table:number-columns-repeated="1021"/>
        </table:table-row>
        <table:table-row table:style-name="ro8">
          <table:table-cell/>
          <table:table-cell table:style-name="ce38"/>
          <table:table-cell table:style-name="ce75" table:formula="of:=[$'1 уровень'.C2]" office:value-type="string" office:string-value="2019-03-29" calcext:value-type="string">
            <text:p>2019-03-29</text:p>
          </table:table-cell>
          <table:table-cell table:number-columns-repeated="1021"/>
        </table:table-row>
        <table:table-row table:style-name="ro9"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Параметры</text:p>
          </table:table-cell>
          <table:table-cell table:style-name="ce55" office:value-type="string" calcext:value-type="string">
            <text:p>Значения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Выпуск ЦБ / ISIN</text:p>
          </table:table-cell>
          <table:table-cell table:style-name="ce76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Эмитент</text:p>
          </table:table-cell>
          <table:table-cell table:style-name="ce76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Объем выпуска шт.</text:p>
          </table:table-cell>
          <table:table-cell table:style-name="ce77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9">
          <table:table-cell table:style-name="ce32"/>
          <table:table-cell table:style-name="ce40" office:value-type="string" calcext:value-type="string">
            <text:p>Основной рынок:</text:p>
          </table:table-cell>
          <table:table-cell table:style-name="ce78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0">
          <table:table-cell table:style-name="ce33"/>
          <table:table-cell table:style-name="ce41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1"/>
          <table:table-cell table:number-columns-repeated="1021"/>
        </table:table-row>
        <table:table-row table:style-name="ro11">
          <table:table-cell table:style-name="ce35" office:value-type="float" office:value="2" calcext:value-type="float">
            <text:p>2</text:p>
          </table:table-cell>
          <table:table-cell table:style-name="ce74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74"/>
          <table:table-cell table:number-columns-repeated="1021"/>
        </table:table-row>
        <table:table-row table:style-name="ro12">
          <table:table-cell table:style-name="ce35"/>
          <table:table-cell table:style-name="ce43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9" office:value-type="string" calcext:value-type="string">
            <text:p>Значение</text:p>
          </table:table-cell>
          <table:table-cell table:number-columns-repeated="1021"/>
        </table:table-row>
        <table:table-row table:style-name="ro9">
          <table:table-cell table:style-name="ce35"/>
          <table:table-cell table:style-name="ce45" office:value-type="string" calcext:value-type="string">
            <text:p>Активный рынок, 1-й уровень исходных данных: (ДА/НЕТ)</text:p>
          </table:table-cell>
          <table:table-cell table:style-name="ce82" table:formula="of:=[$'1 уровень'.C11]" office:value-type="string" office:string-value="ДА" calcext:value-type="string">
            <text:p>ДА</text:p>
          </table:table-cell>
          <table:table-cell table:number-columns-repeated="1021"/>
        </table:table-row>
        <table:table-row table:style-name="ro28">
          <table:table-cell table:style-name="ce35"/>
          <table:table-cell table:style-name="ce45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1" table:formula="of:=[$'1 уровень'.C12]" office:value-type="float" office:value="8" calcext:value-type="float">
            <text:p>8</text:p>
          </table:table-cell>
          <table:table-cell table:formula="of:=IF([.C12]&gt;4;1;0)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style-name="ce35"/>
          <table:table-cell table:style-name="ce45" office:value-type="string" calcext:value-type="string">
            <text:p>Количество совершенных сделок (не менее 10), шт.</text:p>
          </table:table-cell>
          <table:table-cell table:style-name="ce61" table:formula="of:=[$'1 уровень'.C13]" office:value-type="float" office:value="38" calcext:value-type="float">
            <text:p>38</text:p>
          </table:table-cell>
          <table:table-cell table:formula="of:=IF([.C13]&gt;9;1;0)" office:value-type="float" office:value="1" calcext:value-type="float">
            <text:p>1</text:p>
          </table:table-cell>
          <table:table-cell table:number-columns-repeated="1020"/>
        </table:table-row>
        <table:table-row table:style-name="ro28">
          <table:table-cell table:style-name="ce35"/>
          <table:table-cell table:style-name="ce45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2" table:formula="of:=[$'1 уровень'.C14]" office:value-type="float" office:value="4.916779" calcext:value-type="float">
            <text:p>4,92</text:p>
          </table:table-cell>
          <table:table-cell table:formula="of:=IF([.C14]&gt;0.0999;1;0)" office:value-type="float" office:value="1" calcext:value-type="float">
            <text:p>1</text:p>
          </table:table-cell>
          <table:table-cell table:number-columns-repeated="1020"/>
        </table:table-row>
        <table:table-row table:style-name="ro17">
          <table:table-cell table:style-name="ce35"/>
          <table:table-cell table:style-name="ce46" office:value-type="string" calcext:value-type="string">
            <text:p>Справедливая стоимость ценной бумаги руб.</text:p>
          </table:table-cell>
          <table:table-cell table:style-name="ce67" table:formula="of:=[$'1 уровень'.C15]" office:value-type="float" office:value="1000.16" calcext:value-type="float">
            <text:p>1000,16</text:p>
          </table:table-cell>
          <table:table-cell table:formula="of:=[.D12]+[.D13]+[.D14]" office:value-type="float" office:value="3" calcext:value-type="float">
            <text:p>3</text:p>
          </table:table-cell>
          <table:table-cell table:number-columns-repeated="1020"/>
        </table:table-row>
        <table:table-row table:style-name="ro16">
          <table:table-cell table:style-name="ce34" office:value-type="float" office:value="3" calcext:value-type="float">
            <text:p>3</text:p>
          </table:table-cell>
          <table:table-cell table:style-name="ce47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64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36"/>
          <table:table-cell table:style-name="ce48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65" office:value-type="string" calcext:value-type="string">
            <text:p>-</text:p>
          </table:table-cell>
          <table:table-cell table:number-columns-repeated="1021"/>
        </table:table-row>
        <table:table-row table:style-name="ro30">
          <table:table-cell table:style-name="ce35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9"/>
          <table:table-cell table:number-columns-repeated="1021"/>
        </table:table-row>
        <table:table-row table:style-name="ro9">
          <table:table-cell table:style-name="ce35"/>
          <table:table-cell table:style-name="ce50" office:value-type="string" calcext:value-type="string">
            <text:p>Невыполнение одного из критериев активности рынка: (ДА/НЕТ)</text:p>
          </table:table-cell>
          <table:table-cell table:style-name="ce83" table:formula="of:=IF([.D15]=2;&quot;ДА&quot;;&quot;НЕТ&quot;)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13">
          <table:table-cell table:style-name="ce35"/>
          <table:table-cell table:style-name="ce51" office:value-type="string" calcext:value-type="string">
            <text:p>Корректировка на низкую активность рынка</text:p>
          </table:table-cell>
          <table:table-cell table:style-name="ce62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9">
          <table:table-cell table:style-name="ce32"/>
          <table:table-cell table:style-name="ce46" office:value-type="string" calcext:value-type="string">
            <text:p>Справедливая стоимость ценной бумаги руб.</text:p>
          </table:table-cell>
          <table:table-cell table:style-name="ce67" table:formula="of:=IF([.C19]=&quot;ДА&quot;;[$Данные.E4]*10*0.99;&quot;-&quot;)" office:value-type="string" office:string-value="-" calcext:value-type="string">
            <text:p>-</text:p>
          </table:table-cell>
          <table:table-cell table:number-columns-repeated="1021"/>
        </table:table-row>
        <table:table-row table:style-name="ro20">
          <table:table-cell table:style-name="ce34" office:value-type="float" office:value="5" calcext:value-type="float">
            <text:p>5</text:p>
          </table:table-cell>
          <table:table-cell table:style-name="ce52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2"/>
          <table:table-cell table:number-columns-repeated="1021"/>
        </table:table-row>
        <table:table-row table:style-name="ro21">
          <table:table-cell table:style-name="ce35"/>
          <table:table-cell table:style-name="ce45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5"/>
          <table:table-cell table:number-columns-repeated="1021"/>
        </table:table-row>
        <table:table-row table:style-name="ro22">
          <table:table-cell table:style-name="ce35" office:value-type="float" office:value="6" calcext:value-type="float">
            <text:p>6</text:p>
          </table:table-cell>
          <table:table-cell table:style-name="ce49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9"/>
          <table:table-cell table:number-columns-repeated="1021"/>
        </table:table-row>
        <table:table-row table:style-name="ro23">
          <table:table-cell table:style-name="ce35"/>
          <table:table-cell table:style-name="ce45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4">
          <table:table-cell table:style-name="ce34" office:value-type="float" office:value="7" calcext:value-type="float">
            <text:p>7</text:p>
          </table:table-cell>
          <table:table-cell table:style-name="ce5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2"/>
          <table:table-cell table:number-columns-repeated="1021"/>
        </table:table-row>
        <table:table-row table:style-name="ro23">
          <table:table-cell table:style-name="ce35"/>
          <table:table-cell table:style-name="ce45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9"/>
          <table:table-cell table:number-columns-repeated="1021"/>
        </table:table-row>
        <table:table-row table:style-name="ro17">
          <table:table-cell table:style-name="ce36"/>
          <table:table-cell table:style-name="ce53" office:value-type="string" calcext:value-type="string">
            <text:p>Принимаемая Справедливая стоимость ценной бумаги руб.</text:p>
          </table:table-cell>
          <table:table-cell table:style-name="ce68"/>
          <table:table-cell table:number-columns-repeated="1021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5" table:number-rows-repeated="3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5" table:number-rows-repeated="1048538">
          <table:table-cell table:number-columns-repeated="1024"/>
        </table:table-row>
        <table:table-row table:style-name="ro25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2P0" style:volatile="true">
      <number:number number:decimal-places="3" loext:min-decimal-places="3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22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.00.0000</text:date>, <text:time style:data-style-name="N2" text:time-value="10:14:50.8330660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08T10:15:38.644300878</dc:date>
    <meta:editing-cycles>24</meta:editing-cycles>
    <meta:editing-duration>PT58M26S</meta:editing-duration>
    <meta:generator>LibreOffice/5.2.3.3$Linux_X86_64 LibreOffice_project/20m0$Build-3</meta:generator>
    <meta:document-statistic meta:table-count="5" meta:cell-count="439" meta:object-count="0"/>
  </office:meta>
</office:document-meta>
</file>